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text-properties fo:font-size="14pt" style:font-size-asian="14pt" style:font-size-complex="14pt"/>
    </style:style>
    <style:style style:name="P4" style:family="paragraph" style:parent-style-name="Standard">
      <style:text-properties fo:font-size="14pt" fo:font-style="italic" style:font-size-asian="14pt" style:font-style-asian="italic" style:font-size-complex="14pt" style:font-style-complex="italic"/>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32pt" fo:font-weight="bold" officeooo:rsid="003cfdec" officeooo:paragraph-rsid="003cfdec" style:font-size-asian="32pt" style:font-weight-asian="bold" style:font-size-complex="32pt" style:font-weight-complex="bold"/>
    </style:style>
    <style:style style:name="P7" style:family="paragraph" style:parent-style-name="Standard">
      <style:text-properties fo:font-size="14pt" officeooo:rsid="001fd949" officeooo:paragraph-rsid="003cfdec" style:font-size-asian="14pt" style:font-size-complex="14pt"/>
    </style:style>
    <style:style style:name="P8" style:family="paragraph" style:parent-style-name="Standard">
      <style:text-properties fo:font-size="14pt" officeooo:rsid="003cfdec" officeooo:paragraph-rsid="003cfdec" style:font-size-asian="14pt" style:font-size-complex="14pt"/>
    </style:style>
    <style:style style:name="P9" style:family="paragraph" style:parent-style-name="Standard">
      <style:text-properties fo:font-size="14pt" officeooo:rsid="003cfdec" officeooo:paragraph-rsid="003e1d99" style:font-size-asian="14pt" style:font-size-complex="14pt"/>
    </style:style>
    <style:style style:name="P10" style:family="paragraph" style:parent-style-name="Standard">
      <style:text-properties fo:font-size="14pt" officeooo:rsid="003cfdec" officeooo:paragraph-rsid="003f7924" style:font-size-asian="14pt" style:font-size-complex="14pt"/>
    </style:style>
    <style:style style:name="P11" style:family="paragraph" style:parent-style-name="Standard">
      <style:text-properties fo:font-size="14pt" officeooo:rsid="003cfdec" officeooo:paragraph-rsid="00407dc3" style:font-size-asian="14pt" style:font-size-complex="14pt"/>
    </style:style>
    <style:style style:name="P12" style:family="paragraph" style:parent-style-name="Standard">
      <style:text-properties fo:font-size="14pt" officeooo:paragraph-rsid="003cfdec" style:font-size-asian="14pt" style:font-size-complex="14pt"/>
    </style:style>
    <style:style style:name="P13" style:family="paragraph" style:parent-style-name="Standard">
      <style:text-properties fo:font-size="14pt" officeooo:rsid="003dca2c" officeooo:paragraph-rsid="003dca2c" style:font-size-asian="14pt" style:font-size-complex="14pt"/>
    </style:style>
    <style:style style:name="P14" style:family="paragraph" style:parent-style-name="Standard">
      <style:text-properties fo:font-size="14pt" officeooo:paragraph-rsid="003e1d99" style:font-size-asian="14pt" style:font-size-complex="14pt"/>
    </style:style>
    <style:style style:name="P15" style:family="paragraph" style:parent-style-name="Standard">
      <style:text-properties fo:font-size="14pt" officeooo:rsid="003e1d99" officeooo:paragraph-rsid="003e1d99" style:font-size-asian="14pt" style:font-size-complex="14pt"/>
    </style:style>
    <style:style style:name="P16" style:family="paragraph" style:parent-style-name="Standard">
      <style:text-properties fo:font-size="14pt" officeooo:paragraph-rsid="003f7924" style:font-size-asian="14pt" style:font-size-complex="14pt"/>
    </style:style>
    <style:style style:name="P17" style:family="paragraph" style:parent-style-name="Standard" style:list-style-name="L2">
      <style:text-properties fo:font-size="14pt" officeooo:rsid="00407dc3" officeooo:paragraph-rsid="00407dc3" style:font-size-asian="14pt" style:font-size-complex="14pt"/>
    </style:style>
    <style:style style:name="P18" style:family="paragraph" style:parent-style-name="Standard" style:list-style-name="L2">
      <style:text-properties fo:font-size="14pt" officeooo:rsid="0040d5fd" officeooo:paragraph-rsid="0040d5fd" style:font-size-asian="14pt" style:font-size-complex="14pt"/>
    </style:style>
    <style:style style:name="P19" style:family="paragraph" style:parent-style-name="Standard">
      <style:text-properties fo:font-size="14pt" officeooo:rsid="0040d5fd" officeooo:paragraph-rsid="0040d5fd" style:font-size-asian="14pt" style:font-size-complex="14pt"/>
    </style:style>
    <style:style style:name="P20" style:family="paragraph" style:parent-style-name="Standard">
      <style:text-properties fo:font-size="14pt" officeooo:rsid="0041df11" officeooo:paragraph-rsid="0041df11" style:font-size-asian="14pt" style:font-size-complex="14pt"/>
    </style:style>
    <style:style style:name="P21" style:family="paragraph" style:parent-style-name="Standard" style:list-style-name="L3">
      <style:text-properties fo:font-size="14pt" officeooo:rsid="0041df11" officeooo:paragraph-rsid="0041df11" style:font-size-asian="14pt" style:font-size-complex="14pt"/>
    </style:style>
    <style:style style:name="P22" style:family="paragraph" style:parent-style-name="Standard">
      <style:text-properties fo:font-size="14pt" officeooo:paragraph-rsid="0041df11" style:font-size-asian="14pt" style:font-size-complex="14pt"/>
    </style:style>
    <style:style style:name="P23" style:family="paragraph" style:parent-style-name="Standard">
      <style:paragraph-properties fo:text-align="center" style:justify-single-word="false"/>
      <style:text-properties fo:font-size="20pt" fo:font-weight="bold" officeooo:paragraph-rsid="003cfdec" style:font-size-asian="20pt" style:font-weight-asian="bold" style:font-size-complex="20pt" style:font-weight-complex="bold"/>
    </style:style>
    <style:style style:name="P24" style:family="paragraph" style:parent-style-name="Standard">
      <style:paragraph-properties fo:text-align="center" style:justify-single-word="false"/>
      <style:text-properties fo:font-size="20pt" fo:font-weight="bold" officeooo:paragraph-rsid="003e1d99" style:font-size-asian="20pt" style:font-weight-asian="bold" style:font-size-complex="20pt" style:font-weight-complex="bold"/>
    </style:style>
    <style:style style:name="P25" style:family="paragraph" style:parent-style-name="Standard">
      <style:paragraph-properties fo:text-align="center" style:justify-single-word="false"/>
      <style:text-properties fo:font-size="20pt" fo:font-weight="bold" officeooo:paragraph-rsid="003f7924" style:font-size-asian="20pt" style:font-weight-asian="bold" style:font-size-complex="20pt" style:font-weight-complex="bold"/>
    </style:style>
    <style:style style:name="P26" style:family="paragraph" style:parent-style-name="Standard">
      <style:paragraph-properties fo:text-align="center" style:justify-single-word="false"/>
      <style:text-properties fo:font-size="20pt" fo:font-weight="bold" officeooo:paragraph-rsid="0041df11" style:font-size-asian="20pt" style:font-weight-asian="bold" style:font-size-complex="20pt" style:font-weight-complex="bold"/>
    </style:style>
    <style:style style:name="T1" style:family="text">
      <style:text-properties fo:font-style="italic" officeooo:rsid="003e1d99"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3e1d99" style:font-style-asian="normal" style:font-style-complex="normal"/>
    </style:style>
    <style:style style:name="T4" style:family="text">
      <style:text-properties fo:font-style="normal" officeooo:rsid="003f7924" style:font-style-asian="normal" style:font-style-complex="normal"/>
    </style:style>
    <style:style style:name="T5" style:family="text">
      <style:text-properties fo:font-style="normal" officeooo:rsid="00407dc3" style:font-style-asian="normal" style:font-style-complex="normal"/>
    </style:style>
    <style:style style:name="T6" style:family="text">
      <style:text-properties officeooo:rsid="000fe5e1"/>
    </style:style>
    <style:style style:name="T7" style:family="text">
      <style:text-properties officeooo:rsid="003cfdec"/>
    </style:style>
    <style:style style:name="T8" style:family="text">
      <style:text-properties officeooo:rsid="003dca2c"/>
    </style:style>
    <style:style style:name="T9" style:family="text">
      <style:text-properties officeooo:rsid="003e1d99"/>
    </style:style>
    <style:style style:name="T10" style:family="text">
      <style:text-properties officeooo:rsid="003f7924"/>
    </style:style>
    <style:style style:name="T11" style:family="text">
      <style:text-properties officeooo:rsid="0041df1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8cm" fo:text-indent="-0.635cm" fo:margin-left="2.0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63cm" fo:text-indent="-0.635cm" fo:margin-left="2.6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8cm" fo:text-indent="-0.635cm" fo:margin-left="3.2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33cm" fo:text-indent="-0.635cm" fo:margin-left="3.9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8cm" fo:text-indent="-0.635cm" fo:margin-left="4.5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03cm" fo:text-indent="-0.635cm" fo:margin-left="5.2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8cm" fo:text-indent="-0.635cm" fo:margin-left="5.8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73cm" fo:text-indent="-0.635cm" fo:margin-left="6.4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8cm" fo:text-indent="-0.635cm" fo:margin-left="7.108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8cm" fo:text-indent="-0.635cm" fo:margin-left="2.0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63cm" fo:text-indent="-0.635cm" fo:margin-left="2.6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8cm" fo:text-indent="-0.635cm" fo:margin-left="3.2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33cm" fo:text-indent="-0.635cm" fo:margin-left="3.9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8cm" fo:text-indent="-0.635cm" fo:margin-left="4.5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03cm" fo:text-indent="-0.635cm" fo:margin-left="5.2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8cm" fo:text-indent="-0.635cm" fo:margin-left="5.8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73cm" fo:text-indent="-0.635cm" fo:margin-left="6.4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8cm" fo:text-indent="-0.635cm" fo:margin-left="7.108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6">What am I trying to do with Mojes.</text:p>
      <text:p text:style-name="P1">Richard Parker <text:span text:style-name="T6">2.4</text:span>.201<text:span text:style-name="T6">5</text:span></text:p>
      <text:p text:style-name="P4"/>
      <text:p text:style-name="P5">Section 1 – Introduction</text:p>
      <text:p text:style-name="P3"/>
      <text:p text:style-name="P7"><text:span text:style-name="T7">The development of the thread farm version 2 has reached the stage where I need more clarity on how the mojes should eventually work.</text:span></text:p>
      <text:p text:style-name="P7"/>
      <text:p text:style-name="P7"><text:span text:style-name="T7">Certainly they should be constructed and destructed in a more sensible way. <text:s/>It should not be necessary to get a global lock to obtain a new one or to return a used on, and it should not be necessary either to specify in advance how many are needed. <text:s/>The structure of this is already under development, and the ability to get new ones when they run out, and to free the blocks of them at the end seems clear. <text:s/>Ultimately each thread should have a local batch so that no locking at all is needed most of the time, but that is proably a more distant prospect.</text:span></text:p>
      <text:p text:style-name="P7"/>
      <text:p text:style-name="P8">Another issue is the way that a job having a dependency on a moj races with the TfStable command, and this is again fixed with the global lock. <text:s/>It must surely be possible to avoid this bottleneck.</text:p>
      <text:p text:style-name="P8"/>
      <text:p text:style-name="P8">At present, there is the concept of the "Last Reader", allowing the data from one moj to be used for another. <text:s/>Really what is happening here is that we want to update a moj, and have dependencies on the updated version, but the concept of "Memory Object" and "Dependency" are one and the same concept at the moment, and this is ripe for review.</text:p>
      <text:p text:style-name="P8"/>
      <text:p text:style-name="P8">In previous thread-farms, the submit was not told whether the moj was input or output - it had to deduce that from the state of the moj. <text:s/>Again this is ripe for review, but I suspect the submit does need to know whether it is input or output, so the flags on the moj are now obsolete and can be removed.</text:p>
      <text:p text:style-name="P8"/>
      <text:p text:style-name="P8">Previously mojes were passed around as integers, being the index into the array. <text:s/>Now we wish to malloc more when we run out, a pointer needs to be used, and this change must be made throughout the thread farm.</text:p>
      <text:p text:style-name="P8"/>
      <text:p text:style-name="P8">Also the waiting for a moj to become available (when we run out) was previously done using a pthread condition variable, and this too can be removed.</text:p>
      <text:p text:style-name="P8"/>
      <text:p text:style-name="P13">Finally we must deal with the case where the main program wishes to wait for a MOJ to become available.</text:p>
      <text:p text:style-name="P24"><text:soft-page-break/>Section <text:span text:style-name="T9">2</text:span> – <text:span text:style-name="T9">"Last Reader".</text:span></text:p>
      <text:p text:style-name="P14"/>
      <text:p text:style-name="P9"><text:span text:style-name="T9">There are several cases where a large MOJ is updated, and it is of some performance interest to avoid copying the old one to the new. <text:s/>An example of this is multiply-and-add, where the result can readily be computed </text:span><text:span text:style-name="T1">in situ</text:span><text:span text:style-name="T3"> but there may be jobs that depend on the updated result. <text:s/>The old thread farm had the concept of a "last reader" which, instead of allocating a new moj and copying the data across, si</text:span><text:span text:style-name="T4">m</text:span><text:span text:style-name="T3">ply copied the pointer across - avoiding the data copy. <text:s/>It was, however, never used. <text:s/>Although of minor importance, it seems sensible to consider what to do with this, so that I do not get into a muddle about it (and half-do it, or something silly).</text:span></text:p>
      <text:p text:style-name="P9"/>
      <text:p text:style-name="P15"><text:span text:style-name="T2">This is particularly simple when a sequence of jobs need to process a MOJ, in order, where each does a relatively minor update to a major data item. <text:s/>Multiply-and-add has the added property that it is commutative, which offers further propsects. <text:s/>In particular it would be possible to wonder which job should go next, choosing one that is otherwise ready to go over one that is not.</text:span></text:p>
      <text:p text:style-name="P15"/>
      <text:p text:style-name="P15"><text:span text:style-name="T2">In any case, a MOJ that is to be TfRenamed in this way is particularly simple to implement if in fact there is only ever one job that reads the input MOJ. <text:s/>In that case it knows that it is the last reader . . . at least there is a danger that the producing proggy is still reading it!</text:span></text:p>
      <text:p text:style-name="P15"/>
      <text:p text:style-name="P25">Section <text:span text:style-name="T10">3</text:span> – <text:span text:style-name="T10">Main program waiting for a MOJ.</text:span></text:p>
      <text:p text:style-name="P16"/>
      <text:p text:style-name="P10"><text:span text:style-name="T4">At present, there is a capability for the main program to wait for a MOJ to become stable. <text:s/>There is another issue to do with MOJ reference counts (making sure it is not freed) but that is a relatively simple issue and is not further considered here.</text:span></text:p>
      <text:p text:style-name="P10"/>
      <text:p text:style-name="P11"><text:span text:style-name="T4">It would be nice to keep the structure simple, and for the main program to simply wait for the TfStable in the same way as a JOB does, but the main program has already started and cannot therefore use the same structure as a thread does, as this involves moving a job to the run queue.</text:span></text:p>
      <text:p text:style-name="P11"/>
      <text:p text:style-name="P11"><text:span text:style-name="T5">There are several possible solutions.</text:span></text:p>
      <text:p text:style-name="P11"/>
      <text:list xml:id="list3018870440982840154" text:style-name="L2">
        <text:list-item>
          <text:p text:style-name="P17"><text:span text:style-name="T3">A</text:span><text:span text:style-name="T2"> "utility" job could be created that depends on two input MOJes - one that the main program is waiting for, and one that is created specially by the main program. <text:s/>The job's only purpose is to signal the main program that the MOJ is ready.</text:span></text:p>
        </text:list-item>
        <text:list-item>
          <text:p text:style-name="P17"><text:span text:style-name="T2">The main program could inspect the status of the MOJ repeatedly (sleeping between inspections if it is not ready) to take responsibility itself for waiting. <text:s/>This subroutine could be included in the thread farm</text:span></text:p>
        </text:list-item>
        <text:list-item>
          <text:p text:style-name="P17"><text:span text:style-name="T2">The TfStable routine could (atomically!) check whether the main program is waiting for this MOJ, and if so wake it up from inside the TfStable routine.</text:span></text:p>
        </text:list-item>
        <text:list-item>
          <text:p text:style-name="P18"><text:span text:style-name="T2">We could not allow it at all, relying on threads to do all the work. <text:s/>The main program simply starts a JOB to do everything.</text:span></text:p>
        </text:list-item>
        <text:list-item>
          <text:p text:style-name="P18"><text:soft-page-break/><text:span text:style-name="T2">There could be a utility job that copies the data out of the MOJ and puts it somewhere that the main program can get at it.</text:span></text:p>
        </text:list-item>
        <text:list-item>
          <text:p text:style-name="P18"><text:span text:style-name="T2">There could be a "fast" way based on a spinlock and a "slow" way based on a condition variable.</text:span></text:p>
        </text:list-item>
        <text:list-item>
          <text:p text:style-name="P18"><text:span text:style-name="T2">We could implement a "semaphore" MOJ that has a condition variable associated with it. <text:s/>We will need this anyway for the memory footprint control.</text:span></text:p>
        </text:list-item>
      </text:list>
      <text:p text:style-name="P19"/>
      <text:p text:style-name="P20"><text:span text:style-name="T2">As a preliminary decision, my feeling is to kick it into the long grass and go for 2 (main program checks and waits) and leave it till the semaphore MOJ is invented later for reading and writing matrices under memory footprint control.</text:span></text:p>
      <text:p text:style-name="P9"><text:span text:style-name="T3"/></text:p>
      <text:p text:style-name="P23">Section <text:span text:style-name="T7">4</text:span> – <text:span text:style-name="T7">MOJ life history.</text:span></text:p>
      <text:p text:style-name="P12"/>
      <text:p text:style-name="P8">When a new MOJ is taken (when submit needs an output moj) all the fields are uninitialized, but as the MOJ is currently private to the submit process, there should be no other thread touching it. <text:s/>It needs to be set into "not yet Stable" condition, ready for the chaining of RDL link structures if further jobs are submitted that depend on it. <text:s/>The chain of RDLs is empty, and the memory pointer is NULL.</text:p>
      <text:p text:style-name="P8"/>
      <text:p text:style-name="P8">If new jobs are submitted that depend on it, the RDL for that MOJ/JOB pair is put into the chain for the MOJ.</text:p>
      <text:p text:style-name="P8"/>
      <text:p text:style-name="P8">Once the memory becomes TfStable, the RDLs in the chain are used to determine which jobs should have their ref-count decremented. <text:s/>Once the chain is completed, the chain for the MOJ is set to "closed", and any further attempt to add RDLs to the MOJ will fail - "closed". <text:s/>Any jobs for which the reference count is decremented to zero are put into the run queue.</text:p>
      <text:p text:style-name="P8"/>
      <text:p text:style-name="P8">If a new job is submitted and the RDL chaining fails "closed", the RDL can be released and the job reference count is not incremented.<text:span text:style-name="T8"> <text:s/>It may be appropriate to (Atomically!) peek at the chain to see if it is closed before even taking the RDL, but this is a performance improvement only - the case where the RDL chaining fails "closed" must still be coded properly to deal with the data race.</text:span></text:p>
      <text:p text:style-name="P8"/>
      <text:p text:style-name="P8">A new job starts the summission process with a refcount to itself. <text:s/>At the end of submission, this refcount is decremented and if it is zero, the submission must put the job into the run queue.</text:p>
      <text:p text:style-name="P8"/>
      <text:p text:style-name="P13">Jobs that are submitted to read a MOJ anyway take a reference count on that MOJ. <text:s/>When a job has completed (or finished with reading the MOJ) it decrements that refcount and if the result is zero, the data is freed and the moj returned to the freelist.</text:p>
      <text:p text:style-name="P13"/>
      <text:p text:style-name="P13">A MOJ structure is therefore 20 bytes long, but to ensure that it remains aligned, its size is 24 bytes. <text:s/>We may find a use for the other 4-byte field later.</text:p>
      <text:p text:style-name="P13"/>
      <text:p text:style-name="P13"><text:soft-page-break/>A JOB has some private data between the submit and the execution - the proggy to be executed and the parameters - as well as a priority to be used during scheduling. <text:s/>For the purposes of this document, however, it is the other field - the dependency refcount - that is of interest. <text:s/>This is incremented during submission (when the RDL is successfully chained in) and decremented during TfStable and at the end of submission. <text:s/>It is therefore suitable for the TfAdd method of processing.</text:p>
      <text:p text:style-name="P13"/>
      <text:p text:style-name="P26">Section <text:span text:style-name="T11">5</text:span> – <text:span text:style-name="T11">Plan for doing it.</text:span></text:p>
      <text:p text:style-name="P22"/>
      <text:list xml:id="list340246552503942332" text:style-name="L3">
        <text:list-item>
          <text:p text:style-name="P21">Write the ability to "close" a list into the list handling assembler routines already written.</text:p>
        </text:list-item>
        <text:list-item>
          <text:p text:style-name="P21">Make RDLs pointers instead of integers.</text:p>
        </text:list-item>
        <text:list-item>
          <text:p text:style-name="P21">Use the closed-chain approach for putting RDLs into the list for a MOJ and getting them out again.</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6-07-04T15:21:13.207428539</dc:date>
    <meta:editing-duration>P3DT23H56M3S</meta:editing-duration>
    <meta:editing-cycles>398</meta:editing-cycles>
    <meta:generator>LibreOffice/4.2.8.2$Linux_X86_64 LibreOffice_project/420m0$Build-2</meta:generator>
    <meta:printed-by>User </meta:printed-by>
    <meta:print-date>2012-07-06T16:23:45</meta:print-date>
    <meta:document-statistic meta:table-count="0" meta:image-count="0" meta:object-count="0" meta:page-count="4" meta:paragraph-count="41" meta:word-count="1501" meta:character-count="8040" meta:non-whitespace-character-count="6555"/>
  </office:meta>
</office:document-meta>
</file>